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84cm"/>
    </style:style>
    <style:style style:name="co6" style:family="table-column">
      <style:table-column-properties fo:break-before="auto" style:column-width="4.655cm"/>
    </style:style>
    <style:style style:name="co7" style:family="table-column">
      <style:table-column-properties fo:break-before="auto" style:column-width="2.6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微软雅黑" fo:font-size="16pt" style:font-size-asian="16pt" style:font-size-complex="16pt"/>
    </style:style>
    <style:style style:name="ce2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style:font-name="微软雅黑" fo:font-size="16pt" style:font-size-asian="16pt" style:font-size-complex="16pt"/>
    </style:style>
  </office:automatic-styles>
  <office:body>
    <office:spreadsheet>
      <table:table table:name="Resistor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office:value-type="string" calcext:value-type="string">
            <text:p>Resistance</text:p>
          </table:table-cell>
          <table:table-cell office:value-type="string" calcext:value-type="string">
            <text:p>Quant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06 1/4W 1%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" calcext:value-type="float">
            <text:p>1,2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" calcext:value-type="float">
            <text:p>1,5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0" calcext:value-type="float">
            <text:p>1,8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" calcext:value-type="float">
            <text:p>2,2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00" calcext:value-type="float">
            <text:p>2,7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" calcext:value-type="float">
            <text:p>3,3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00" calcext:value-type="float">
            <text:p>3,9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" calcext:value-type="float">
            <text:p>4,7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600" calcext:value-type="float">
            <text:p>5,6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0" calcext:value-type="float">
            <text:p>6,8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200" calcext:value-type="float">
            <text:p>8,2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" calcext:value-type="float">
            <text:p>10,0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0" calcext:value-type="float">
            <text:p>12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0" calcext:value-type="float">
            <text:p>15,0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00" calcext:value-type="float">
            <text:p>18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0" calcext:value-type="float">
            <text:p>22,0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000" calcext:value-type="float">
            <text:p>27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0" calcext:value-type="float">
            <text:p>33,0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000" calcext:value-type="float">
            <text:p>39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" calcext:value-type="float">
            <text:p>47,000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6000" calcext:value-type="float">
            <text:p>56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00" calcext:value-type="float">
            <text:p>68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2000" calcext:value-type="float">
            <text:p>82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" calcext:value-type="float">
            <text:p>1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00" calcext:value-type="float">
            <text:p>12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00" calcext:value-type="float">
            <text:p>15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000" calcext:value-type="float">
            <text:p>18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00" calcext:value-type="float">
            <text:p>22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0000" calcext:value-type="float">
            <text:p>27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00" calcext:value-type="float">
            <text:p>33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0000" calcext:value-type="float">
            <text:p>39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0" calcext:value-type="float">
            <text:p>47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60000" calcext:value-type="float">
            <text:p>56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000" calcext:value-type="float">
            <text:p>68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20000" calcext:value-type="float">
            <text:p>82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0" calcext:value-type="float">
            <text:p>1,0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0000" calcext:value-type="float">
            <text:p>1,2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000" calcext:value-type="float">
            <text:p>1,5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0000" calcext:value-type="float">
            <text:p>1,8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000" calcext:value-type="float">
            <text:p>2,2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00000" calcext:value-type="float">
            <text:p>2,7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000" calcext:value-type="float">
            <text:p>3,3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00000" calcext:value-type="float">
            <text:p>3,9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00" calcext:value-type="float">
            <text:p>4,7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512 1W 1%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CC" table:style-name="ta1"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/>
          <table:table-cell office:value-type="string" calcext:value-type="string">
            <text:p>Capacitance(pF)</text:p>
          </table:table-cell>
          <table:table-cell office:value-type="string" calcext:value-type="string">
            <text:p>Quant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06 50V C0G(NPO) 5%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" calcext:value-type="float">
            <text:p>1,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" calcext:value-type="float">
            <text:p>2,2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" calcext:value-type="float">
            <text:p>3,3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" calcext:value-type="float">
            <text:p>4,7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0" calcext:value-type="float">
            <text:p>6,8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" calcext:value-type="float">
            <text:p>10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0" calcext:value-type="float">
            <text:p>15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0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0" calcext:value-type="float">
            <text:p>33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" calcext:value-type="float">
            <text:p>47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00" calcext:value-type="float">
            <text:p>68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" calcext:value-type="float">
            <text:p>1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06 50V X7R 10%</text:p>
          </table:table-cell>
          <table:table-cell office:value-type="float" office:value="100000" calcext:value-type="float">
            <text:p>100,000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000" calcext:value-type="float">
            <text:p>150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00" calcext:value-type="float">
            <text:p>220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00" calcext:value-type="float">
            <text:p>330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0" calcext:value-type="float">
            <text:p>470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000" calcext:value-type="float">
            <text:p>680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000" calcext:value-type="float">
            <text:p>1,0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0000" calcext:value-type="float">
            <text:p>4,700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pacitor" table:style-name="ta1"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/>
          <table:table-cell office:value-type="string" calcext:value-type="string">
            <text:p>Capacitance(nF)</text:p>
          </table:table-cell>
          <table:table-cell office:value-type="string" calcext:value-type="string">
            <text:p>Quant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2安规电容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0" calcext:value-type="float">
            <text:p>2,2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pacitance(uF)</text:p>
          </table:table-cell>
          <table:table-cell office:value-type="string" calcext:value-type="string">
            <text:p>Quant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V铝电解电容（高频）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0" calcext:value-type="float">
            <text:p>3,300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450V铝电解电容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decimal-places="0" number:min-integer-digits="0" number:decimal-replacement="" number:grouping="true"/>
    </number:number-style>
    <number:number-style style:name="N117">
      <number:number number:decimal-places="4" number:min-decimal-places="0" number:min-integer-digits="0" number:decimal-replacement="" number:grouping="true"/>
    </number:number-style>
    <number:number-style style:name="N118">
      <number:number number:decimal-places="4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0T22:16:25.135000000</dc:date>
    <meta:editing-duration>PT47M20S</meta:editing-duration>
    <meta:editing-cycles>35</meta:editing-cycles>
    <meta:generator>LibreOffice/7.4.2.3$Windows_X86_64 LibreOffice_project/382eef1f22670f7f4118c8c2dd222ec7ad009daf</meta:generator>
    <meta:document-statistic meta:table-count="3" meta:cell-count="275" meta:object-count="0"/>
  </office:meta>
</office:document-meta>
</file>